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00%"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4.5cm" svg:height="2.5cm" svg:x="6.5cm" svg:y="3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ircle draw:style-name="gr2" draw:text-style-name="P1" draw:id="id1" draw:layer="layout" svg:width="0.5cm" svg:height="0.5cm" svg:x="1.5cm" svg:y="4.5cm">
          <text:p/>
        </draw:circle>
        <draw:connector draw:style-name="gr3" draw:text-style-name="P1" draw:layer="layout" draw:type="line" svg:x1="2cm" svg:y1="4.75cm" svg:x2="6.5cm" svg:y2="4.749cm" draw:start-shape="id1" draw:start-glue-point="1" draw:end-shape="id2" draw:end-glue-point="5" svg:d="m2000 4750 4500-1">
          <text:p/>
        </draw:connector>
        <draw:connector draw:style-name="gr3" draw:text-style-name="P1" draw:layer="layout" draw:type="curve" svg:x1="8.749cm" svg:y1="3.5cm" svg:x2="17.75cm" svg:y2="3.5cm" draw:start-shape="id2" draw:start-glue-point="4" svg:d="m8749 3500c0-750 9001-750 9001 0">
          <text:p/>
        </draw:connector>
        <draw:connector draw:style-name="gr3" draw:text-style-name="P1" draw:layer="layout" draw:type="curve" svg:x1="17.749cm" svg:y1="6cm" svg:x2="8.749cm" svg:y2="6cm" draw:end-shape="id2" draw:end-glue-point="6" svg:d="m17749 6000c0 751-9000 751-9000 0">
          <text:p/>
        </draw:connector>
        <draw:line draw:style-name="gr4" draw:text-style-name="P1" draw:layer="layout" svg:x1="6.5cm" svg:y1="4.5cm" svg:x2="11cm" svg:y2="4.5cm">
          <text:p/>
        </draw:line>
        <draw:frame draw:style-name="gr5" draw:text-style-name="P1" draw:layer="layout" svg:width="3.5cm" svg:height="0.962cm" svg:x="7cm" svg:y="3.5cm">
          <draw:text-box>
            <text:p text:style-name="P2">On</text:p>
          </draw:text-box>
        </draw:frame>
        <draw:frame draw:style-name="gr5" draw:text-style-name="P3" draw:layer="layout" svg:width="4.5cm" svg:height="0.962cm" svg:x="6.5cm" svg:y="4.538cm">
          <draw:text-box>
            <text:p text:style-name="P3">LightOn()</text:p>
          </draw:text-box>
        </draw:frame>
        <draw:custom-shape draw:style-name="gr1" draw:text-style-name="P1" draw:layer="layout" svg:width="4.5cm" svg:height="2.5cm" svg:x="15.5cm" svg:y="3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15.5cm" svg:y1="4.5cm" svg:x2="20cm" svg:y2="4.5cm">
          <text:p/>
        </draw:line>
        <draw:frame draw:style-name="gr5" draw:text-style-name="P1" draw:layer="layout" svg:width="3.5cm" svg:height="0.962cm" svg:x="16cm" svg:y="3.5cm">
          <draw:text-box>
            <text:p text:style-name="P2">Off</text:p>
          </draw:text-box>
        </draw:frame>
        <draw:frame draw:style-name="gr5" draw:text-style-name="P3" draw:layer="layout" svg:width="4.5cm" svg:height="0.962cm" svg:x="15.5cm" svg:y="4.538cm">
          <draw:text-box>
            <text:p text:style-name="P3">LightOff()</text:p>
          </draw:text-box>
        </draw:frame>
        <draw:frame draw:style-name="gr5" draw:text-style-name="P1" draw:layer="layout" svg:width="9.5cm" svg:height="0.962cm" svg:x="8.5cm" svg:y="2cm">
          <draw:text-box>
            <text:p text:style-name="P2">Toggle Button</text:p>
          </draw:text-box>
        </draw:frame>
        <draw:frame draw:style-name="gr5" draw:text-style-name="P1" draw:layer="layout" svg:width="9.5cm" svg:height="0.962cm" svg:x="8.5cm" svg:y="6.538cm">
          <draw:text-box>
            <text:p text:style-name="P2">Toggle Butt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1T14:13:24</meta:creation-date>
    <dc:date>2009-04-01T14:56:57</dc:date>
    <meta:editing-duration>PT00H13M19S</meta:editing-duration>
    <meta:editing-cycles>1</meta:editing-cycles>
    <meta:document-statistic meta:object-count="14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